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ter" svg:font-family="Inter"/>
    <style:font-face style:name="OpenSymbol" svg:font-family="OpenSymbol"/>
    <style:font-face style:name="Söhne Mono" svg:font-family="'Söhne Mono', Monaco, 'Andale Mono', 'Ubuntu Mono',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Arial" fo:font-size="12pt" style:font-size-asian="12pt" style:font-size-complex="12pt"/>
    </style:style>
    <style:style style:name="P2" style:family="paragraph" style:parent-style-name="Standard" style:list-style-name="L1">
      <style:text-properties fo:color="#000000" style:font-name="Arial" fo:font-size="12pt" style:font-size-asian="12pt" style:font-size-complex="12pt"/>
    </style:style>
    <style:style style:name="P3" style:family="paragraph" style:parent-style-name="Standard" style:list-style-name="L1">
      <style:text-properties style:font-name="Arial" fo:font-size="12pt" style:font-size-asian="12pt" style:font-size-complex="12pt"/>
    </style:style>
    <style:style style:name="P4" style:family="paragraph" style:parent-style-name="Standard" style:list-style-name="L1">
      <style:paragraph-properties fo:margin-left="0cm" fo:margin-right="0.132cm" fo:margin-top="0cm" fo:margin-bottom="0cm" fo:text-indent="0cm" style:auto-text-indent="false" fo:padding="0cm" fo:border="none"/>
      <style:text-properties style:font-name="Inter" fo:font-size="10.5pt"/>
    </style:style>
    <style:style style:name="P5" style:family="paragraph" style:parent-style-name="Standard">
      <style:paragraph-properties fo:margin-left="0cm" fo:margin-right="0.132cm" fo:margin-top="0cm" fo:margin-bottom="0cm" fo:text-indent="0cm" style:auto-text-indent="false" fo:padding="0cm" fo:border="none"/>
      <style:text-properties style:font-name="Arial" fo:font-size="12pt" style:font-size-asian="12pt" style:font-size-complex="12pt"/>
    </style:style>
    <style:style style:name="P6" style:family="paragraph" style:parent-style-name="Text_20_body">
      <style:text-properties fo:color="#000000" style:font-name="Arial" fo:font-size="12pt" style:font-size-asian="12pt" style:font-size-complex="12pt"/>
    </style:style>
    <style:style style:name="P7" style:family="paragraph" style:parent-style-name="Text_20_body">
      <style:paragraph-properties fo:margin-left="0cm" fo:margin-right="0cm" fo:margin-top="0cm" fo:margin-bottom="0cm" style:line-height-at-least="0.635cm" fo:text-indent="0cm" style:auto-text-indent="false" fo:padding="0cm" fo:border="none"/>
    </style:style>
    <style:style style:name="P8" style:family="paragraph" style:parent-style-name="Text_20_body">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9" style:family="paragraph" style:parent-style-name="Text_20_body" style:list-style-name="L2">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10" style:family="paragraph" style:parent-style-name="Text_20_body" style:list-style-name="L3">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11" style:family="paragraph" style:parent-style-name="Text_20_body" style:list-style-name="L4">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12" style:family="paragraph" style:parent-style-name="Text_20_body" style:list-style-name="L5">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13" style:family="paragraph" style:parent-style-name="Text_20_body" style:list-style-name="L6">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14" style:family="paragraph" style:parent-style-name="Text_20_body" style:list-style-name="L7">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15" style:family="paragraph" style:parent-style-name="Text_20_body" style:list-style-name="L8">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16" style:family="paragraph" style:parent-style-name="Text_20_body" style:list-style-name="L9">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17" style:family="paragraph" style:parent-style-name="Text_20_body" style:list-style-name="L10">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18" style:family="paragraph" style:parent-style-name="Text_20_body" style:list-style-name="L11">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19" style:family="paragraph" style:parent-style-name="Text_20_body" style:list-style-name="L12">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20" style:family="paragraph" style:parent-style-name="Text_20_body" style:list-style-name="L13">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21" style:family="paragraph" style:parent-style-name="Text_20_body" style:list-style-name="L14">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22" style:family="paragraph" style:parent-style-name="Text_20_body" style:list-style-name="L15">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23" style:family="paragraph" style:parent-style-name="Text_20_body" style:list-style-name="L16">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24" style:family="paragraph" style:parent-style-name="Text_20_body" style:list-style-name="L19">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25" style:family="paragraph" style:parent-style-name="Text_20_body" style:list-style-name="L24">
      <style:paragraph-properties fo:margin-left="0cm" fo:margin-right="0cm" fo:margin-top="0cm" fo:margin-bottom="0cm" style:line-height-at-least="0.635cm" fo:text-indent="0cm" style:auto-text-indent="false" fo:padding="0cm" fo:border="none"/>
      <style:text-properties style:font-name="Inter" fo:font-size="10.5pt" fo:letter-spacing="normal" fo:font-weight="normal"/>
    </style:style>
    <style:style style:name="P26" style:family="paragraph" style:parent-style-name="Text_20_body">
      <style:paragraph-properties fo:margin-left="0cm" fo:margin-right="0cm" fo:margin-top="0cm" fo:margin-bottom="0cm" style:line-height-at-least="0.635cm" fo:text-indent="0cm" style:auto-text-indent="false" fo:padding="0cm" fo:border="none"/>
      <style:text-properties fo:letter-spacing="normal"/>
    </style:style>
    <style:style style:name="P27" style:family="paragraph" style:parent-style-name="Text_20_body">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28" style:family="paragraph" style:parent-style-name="Text_20_body" style:list-style-name="L17">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29" style:family="paragraph" style:parent-style-name="Text_20_body" style:list-style-name="L18">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30" style:family="paragraph" style:parent-style-name="Text_20_body" style:list-style-name="L20">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31" style:family="paragraph" style:parent-style-name="Text_20_body" style:list-style-name="L21">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32" style:family="paragraph" style:parent-style-name="Text_20_body" style:list-style-name="L22">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33" style:family="paragraph" style:parent-style-name="Text_20_body" style:list-style-name="L23">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34" style:family="paragraph" style:parent-style-name="Text_20_body" style:list-style-name="L25">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35" style:family="paragraph" style:parent-style-name="Text_20_body" style:list-style-name="L26">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36" style:family="paragraph" style:parent-style-name="Text_20_body" style:list-style-name="L27">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37" style:family="paragraph" style:parent-style-name="Text_20_body" style:list-style-name="L28">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38" style:family="paragraph" style:parent-style-name="Text_20_body" style:list-style-name="L29">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39" style:family="paragraph" style:parent-style-name="Text_20_body" style:list-style-name="L30">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40" style:family="paragraph" style:parent-style-name="Text_20_body" style:list-style-name="L31">
      <style:paragraph-properties fo:margin-left="0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41" style:family="paragraph" style:parent-style-name="Text_20_body">
      <style:paragraph-properties fo:margin-left="0cm" fo:margin-right="0cm" fo:margin-top="0cm" fo:margin-bottom="0cm" style:line-height-at-least="0.635cm" fo:text-indent="0cm" style:auto-text-indent="false" fo:padding="0cm" fo:border="none"/>
      <style:text-properties style:font-name="Arial" fo:font-size="12pt" fo:letter-spacing="normal" style:font-size-asian="12pt" style:font-size-complex="12pt"/>
    </style:style>
    <style:style style:name="P42" style:family="paragraph" style:parent-style-name="Text_20_body">
      <style:paragraph-properties fo:margin-left="0cm" fo:margin-right="0cm" fo:margin-top="0.397cm" fo:margin-bottom="0cm" fo:text-indent="0cm" style:auto-text-indent="false" fo:padding-left="0.397cm" fo:padding-right="0.397cm" fo:padding-top="0.185cm" fo:padding-bottom="0.185cm" fo:border="0.002cm solid #000000"/>
      <style:text-properties style:font-name="Inter" fo:font-size="10.5pt"/>
    </style:style>
    <style:style style:name="P43" style:family="paragraph" style:parent-style-name="Text_20_body">
      <style:paragraph-properties fo:margin-left="0cm" fo:margin-right="0cm" fo:margin-top="0.397cm" fo:margin-bottom="0cm" fo:text-indent="0cm" style:auto-text-indent="false" fo:padding-left="0.397cm" fo:padding-right="0.397cm" fo:padding-top="0.185cm" fo:padding-bottom="0.185cm" fo:border="0.002cm solid #000000"/>
      <style:text-properties style:font-name="Arial" fo:font-size="12pt" style:font-size-asian="12pt" style:font-size-complex="12pt"/>
    </style:style>
    <style:style style:name="P44" style:family="paragraph" style:parent-style-name="Text_20_body">
      <style:paragraph-properties fo:margin-left="0cm" fo:margin-right="0cm" fo:margin-top="0.265cm" fo:margin-bottom="0cm" fo:text-indent="0cm" style:auto-text-indent="false" fo:padding="0cm" fo:border="none"/>
      <style:text-properties style:font-name="Inter" fo:font-size="10.5pt"/>
    </style:style>
    <style:style style:name="P45" style:family="paragraph" style:parent-style-name="Text_20_body" style:list-style-name="L13">
      <style:paragraph-properties fo:margin-left="0.661cm" fo:margin-right="0cm" fo:margin-top="0cm" fo:margin-bottom="0cm" style:line-height-at-least="0.635cm" fo:text-indent="0cm" style:auto-text-indent="false" fo:padding="0cm" fo:border="none"/>
      <style:text-properties style:font-name="Inter" fo:font-size="10.5pt" fo:letter-spacing="normal" fo:font-weight="normal"/>
    </style:style>
    <style:style style:name="P46" style:family="paragraph" style:parent-style-name="Text_20_body" style:list-style-name="L14">
      <style:paragraph-properties fo:margin-left="0.661cm" fo:margin-right="0cm" fo:margin-top="0cm" fo:margin-bottom="0cm" style:line-height-at-least="0.635cm" fo:text-indent="0cm" style:auto-text-indent="false" fo:padding="0cm" fo:border="none"/>
      <style:text-properties style:font-name="Inter" fo:font-size="10.5pt" fo:letter-spacing="normal" fo:font-weight="normal"/>
    </style:style>
    <style:style style:name="P47" style:family="paragraph" style:parent-style-name="Text_20_body" style:list-style-name="L15">
      <style:paragraph-properties fo:margin-left="0.661cm" fo:margin-right="0cm" fo:margin-top="0cm" fo:margin-bottom="0cm" style:line-height-at-least="0.635cm" fo:text-indent="0cm" style:auto-text-indent="false" fo:padding="0cm" fo:border="none"/>
      <style:text-properties style:font-name="Inter" fo:font-size="10.5pt" fo:letter-spacing="normal" fo:font-weight="normal"/>
    </style:style>
    <style:style style:name="P48" style:family="paragraph" style:parent-style-name="Text_20_body" style:list-style-name="L28">
      <style:paragraph-properties fo:margin-left="0.661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49" style:family="paragraph" style:parent-style-name="Text_20_body" style:list-style-name="L29">
      <style:paragraph-properties fo:margin-left="0.661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P50" style:family="paragraph" style:parent-style-name="Text_20_body" style:list-style-name="L30">
      <style:paragraph-properties fo:margin-left="0.661cm" fo:margin-right="0cm" fo:margin-top="0cm" fo:margin-bottom="0cm" style:line-height-at-least="0.635cm" fo:text-indent="0cm" style:auto-text-indent="false" fo:padding="0cm" fo:border="none"/>
      <style:text-properties style:font-name="Arial" fo:font-size="12pt" fo:letter-spacing="normal" fo:font-weight="normal" style:font-size-asian="12pt" style:font-size-complex="12pt"/>
    </style:style>
    <style:style style:name="T1" style:family="text">
      <style:text-properties fo:font-variant="normal" fo:text-transform="none" fo:color="#ffffff" fo:letter-spacing="normal"/>
    </style:style>
    <style:style style:name="T2" style:family="text">
      <style:text-properties fo:font-variant="normal" fo:text-transform="none" fo:font-size="10.5pt" fo:letter-spacing="normal" fo:font-style="normal" fo:font-weight="normal"/>
    </style:style>
    <style:style style:name="T3" style:family="text">
      <style:text-properties fo:font-variant="normal" fo:text-transform="none" fo:font-size="10.5pt" fo:letter-spacing="normal" fo:font-style="normal" fo:font-weight="normal" style:font-name-asian="Inter" style:font-size-asian="10.5pt" style:font-name-complex="Inter" style:font-size-complex="10.5pt"/>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style:font-name="Inter" fo:font-size="10.5pt" fo:letter-spacing="normal" fo:font-style="normal" fo:font-weight="normal"/>
    </style:style>
    <style:style style:name="T6" style:family="text">
      <style:text-properties fo:font-variant="normal" fo:text-transform="none" style:font-name="Inter" fo:font-size="10.5pt" fo:letter-spacing="normal" fo:font-style="normal" fo:font-weight="normal" style:font-name-asian="Inter" style:font-size-asian="10.5pt" style:font-name-complex="Inter" style:font-size-complex="10.5pt"/>
    </style:style>
    <style:style style:name="T7" style:family="text">
      <style:text-properties fo:font-variant="normal" fo:text-transform="none" style:font-name="Arial" fo:font-size="10.5pt" fo:letter-spacing="normal" fo:font-style="normal" fo:font-weight="normal" style:font-name-asian="Inter" style:font-size-asian="10.5pt" style:font-name-complex="Inter" style:font-size-complex="10.5pt"/>
    </style:style>
    <style:style style:name="T8" style:family="text">
      <style:text-properties fo:font-variant="normal" fo:text-transform="none" style:font-name="Arial" fo:letter-spacing="normal" fo:font-style="normal" fo:font-weight="normal" style:font-name-asian="Inter" style:font-name-complex="Inter"/>
    </style:style>
    <style:style style:name="T9" style:family="text">
      <style:text-properties fo:font-variant="normal" fo:text-transform="none" style:font-name="Arial" fo:font-size="12pt" fo:letter-spacing="normal" fo:font-style="normal" fo:font-weight="normal" style:font-name-asian="Inter" style:font-size-asian="12pt" style:font-name-complex="Inter" style:font-size-complex="12pt"/>
    </style:style>
    <style:style style:name="T10" style:family="text">
      <style:text-properties fo:letter-spacing="normal" fo:font-weight="normal"/>
    </style:style>
    <style:style style:name="T11" style:family="text">
      <style:text-properties fo:font-size="10.5pt" fo:letter-spacing="normal" fo:font-weight="normal"/>
    </style:style>
    <style:style style:name="T12" style:family="text">
      <style:text-properties fo:font-size="10.5pt" fo:letter-spacing="normal" fo:font-weight="normal" fo:background-color="#ffff00"/>
    </style:style>
    <style:style style:name="T13" style:family="text">
      <style:text-properties style:font-name="Inter" fo:font-size="10.5pt" fo:letter-spacing="normal" fo:font-weight="normal"/>
    </style:style>
    <style:style style:name="T14" style:family="text">
      <style:text-properties style:font-name="Inter" fo:font-size="10.5pt" fo:letter-spacing="normal" fo:font-weight="normal" fo:background-color="#ffff00"/>
    </style:style>
    <style:style style:name="T15" style:family="text">
      <style:text-properties fo:background-color="#ffff00"/>
    </style:style>
    <style:style style:name="T16" style:family="text">
      <style:text-properties style:font-name="Arial" fo:font-size="10.5pt" fo:letter-spacing="normal" fo:font-weight="normal"/>
    </style:style>
    <style:style style:name="T17" style:family="text">
      <style:text-properties style:font-name="Arial" fo:font-size="10.5pt" fo:letter-spacing="normal" fo:font-weight="normal" fo:background-color="#ffff00"/>
    </style:style>
    <style:style style:name="T18" style:family="text">
      <style:text-properties style:font-name="Arial" fo:letter-spacing="normal" fo:font-weight="normal"/>
    </style:style>
    <style:style style:name="T19" style:family="text">
      <style:text-properties style:font-name="Arial" fo:letter-spacing="normal" fo:font-weight="normal" fo:background-color="#ffff00"/>
    </style:style>
    <style:style style:name="T20" style:family="text">
      <style:text-properties style:font-name="Arial" fo:font-size="12pt" fo:letter-spacing="normal" fo:font-weight="normal" style:font-size-asian="12pt" style:font-size-complex="12pt"/>
    </style:style>
    <style:style style:name="T21" style:family="text">
      <style:text-properties style:font-name="Arial" fo:font-size="12pt" fo:letter-spacing="normal" fo:font-weight="normal" fo:background-color="#ffff00"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Strong_20_Emphasis"><text:span text:style-name="T10"><text:line-break/>Which action should be taken when you want a laptop to interact with a switch device?</text:span></text:span></text:p>
      <text:section text:style-name="Sect1" text:name="216">
        <text:list xml:id="list603536866953688811" text:style-name="L17">
          <text:list-item>
            <text:p text:style-name="P28">Connection<text:tab/><text:tab/><text:tab/>r</text:p>
          </text:list-item>
          <text:list-item>
            <text:p text:style-name="P28">capsulation</text:p>
          </text:list-item>
          <text:list-item>
            <text:p text:style-name="P28">continuation</text:p>
          </text:list-item>
          <text:list-item>
            <text:p text:style-name="P28">commit</text:p>
          </text:list-item>
        </text:list>
        <text:p text:style-name="P43">Score: 0.07</text:p>
      </text:section>
      <text:section text:style-name="Sect1" text:name="217">
        <text:p text:style-name="P5">2)</text:p>
        <text:p text:style-name="P7"><text:span text:style-name="Strong_20_Emphasis"><text:span text:style-name="T20">What is the last command available in the simple user mode?</text:span></text:span></text:p>
        <text:list xml:id="list3430005582952042260" text:style-name="L18">
          <text:list-item>
            <text:p text:style-name="P29">Traceroute<text:tab/><text:tab/><text:tab/>r</text:p>
          </text:list-item>
          <text:list-item>
            <text:p text:style-name="P29">check-config</text:p>
          </text:list-item>
          <text:list-item>
            <text:p text:style-name="P29">show running-config</text:p>
          </text:list-item>
          <text:list-item>
            <text:p text:style-name="P29">Enable</text:p>
          </text:list-item>
        </text:list>
        <text:p text:style-name="P43">Score: 0.00</text:p>
      </text:section>
      <text:section text:style-name="Sect1" text:name="239">
        <text:p text:style-name="P5">3)</text:p>
        <text:p text:style-name="P27">At the prompt, type t, followed by a question mark (?).</text:p>
        <text:p text:style-name="P41"><draw:frame draw:style-name="fr1" draw:name="Grafik1" text:anchor-type="as-char" svg:width="21.167cm" svg:height="1.058cm" draw:z-index="0"><draw:image xlink:href="https://cdn1.dcbstatic.com/files/c/y/cyberint_academy_docebosaas_com/userfiles/13076/Network+Administration/perform_a_basic_configuration_of_cisco_switch___lab_questions_pic1.png" xlink:type="simple" xlink:show="embed" xlink:actuate="onLoad"/></draw:frame></text:p>
        <text:p text:style-name="P7"><text:span text:style-name="Strong_20_Emphasis"><text:span text:style-name="T20">Which commands are displayed?</text:span></text:span></text:p>
        <text:p text:style-name="P27">You can select more than one answer</text:p>
        <text:list xml:id="list3175798204931879485" text:style-name="L20">
          <text:list-item>
            <text:p text:style-name="P30">transaction</text:p>
          </text:list-item>
          <text:list-item>
            <text:p text:style-name="P30">telnet<text:tab/><text:tab/><text:tab/>r</text:p>
          </text:list-item>
          <text:list-item>
            <text:p text:style-name="P30">terminal<text:tab/><text:tab/>r</text:p>
          </text:list-item>
          <text:list-item>
            <text:p text:style-name="P30">traceroute<text:tab/><text:tab/>r</text:p>
          </text:list-item>
          <text:list-item>
            <text:p text:style-name="P30">transformer</text:p>
          </text:list-item>
          <text:list-item>
            <text:p text:style-name="P30">termine</text:p>
          </text:list-item>
        </text:list>
        <text:p text:style-name="P43">Score: 0.07</text:p>
      </text:section>
      <text:section text:style-name="Sect1" text:name="241">
        <text:p text:style-name="P5">4)</text:p>
        <text:p text:style-name="P27">At the prompt, type te, followed by a question mark (?).</text:p>
        <text:p text:style-name="P41"> <draw:frame draw:style-name="fr1" draw:name="Grafik2" text:anchor-type="as-char" svg:width="21.167cm" svg:height="1.111cm" draw:z-index="1"><draw:image xlink:href="https://cdn1.dcbstatic.com/files/c/y/cyberint_academy_docebosaas_com/userfiles/13076/Network+Administration/perform_a_basic_configuration_of_cisco_switch___lab_questions_pic2.png" xlink:type="simple" xlink:show="embed" xlink:actuate="onLoad"/></draw:frame></text:p>
        <text:p text:style-name="P7"><text:span text:style-name="Strong_20_Emphasis"><text:span text:style-name="T20">Which commands are displayed?</text:span></text:span></text:p>
        <text:p text:style-name="P27">You can select more than one answer</text:p>
        <text:list xml:id="list7864911903395363652" text:style-name="L21">
          <text:list-item>
            <text:p text:style-name="P31">telephone</text:p>
          </text:list-item>
          <text:list-item>
            <text:p text:style-name="P31">telnet<text:tab/><text:tab/><text:tab/><text:tab/>r</text:p>
          </text:list-item>
          <text:list-item>
            <text:p text:style-name="P31">terminate</text:p>
          </text:list-item>
          <text:list-item>
            <text:p text:style-name="P31">terminal<text:tab/><text:tab/><text:tab/>r</text:p>
          </text:list-item>
        </text:list>
        <text:p text:style-name="P43"><text:soft-page-break/>Score: 0.07</text:p>
      </text:section>
      <text:section text:style-name="Sect1" text:name="243">
        <text:p text:style-name="P5">5)</text:p>
        <text:p text:style-name="P27">Exploring EXEC Modes - You will switch to privileged EXEC mode and learn how to use more commands.</text:p>
        <text:p text:style-name="P27">How to enter the privileged EXEC mode:</text:p>
        <text:p text:style-name="P27">Type "?" at the prompt to see if privilege commands enable or disable.</text:p>
        <text:p text:style-name="P27">If it is "off," that means it is enabled. If it is "on" that means it is disabled.</text:p>
        <text:p text:style-name="P41"><draw:frame draw:style-name="fr1" draw:name="Grafik3" text:anchor-type="as-char" svg:width="21.167cm" svg:height="1.032cm" draw:z-index="2"><draw:image xlink:href="https://cdn1.dcbstatic.com/files/c/y/cyberint_academy_docebosaas_com/userfiles/13076/Network+Administration/perform_a_basic_configuration_of_cisco_switch___lab_questions_pic3.png" xlink:type="simple" xlink:show="embed" xlink:actuate="onLoad"/></draw:frame></text:p>
        <text:p text:style-name="P27">To enter to enable mode, type "en" and press the Tab key:</text:p>
        <text:p text:style-name="P41"> </text:p>
        <text:p text:style-name="P41"><draw:frame draw:style-name="fr1" draw:name="Grafik4" text:anchor-type="as-char" svg:width="23.813cm" svg:height="1.323cm" draw:z-index="3"><draw:image xlink:href="https://cdn1.dcbstatic.com/files/c/y/cyberint_academy_docebosaas_com/userfiles/13076/Network+Administration/perform_a_basic_configuration_of_cisco_switch___lab_questions_pic4.png" xlink:type="simple" xlink:show="embed" xlink:actuate="onLoad"/></draw:frame></text:p>
        <text:p text:style-name="P7"><text:span text:style-name="Strong_20_Emphasis"><text:span text:style-name="T20">What do you see after you hit the Tab key?</text:span></text:span></text:p>
        <text:list xml:id="list1465154695225818563" text:style-name="L22">
          <text:list-item>
            <text:p text:style-name="P32">enable switch access</text:p>
          </text:list-item>
          <text:list-item>
            <text:p text:style-name="P32">enable<text:tab/><text:tab/><text:tab/><text:tab/>r</text:p>
          </text:list-item>
          <text:list-item>
            <text:p text:style-name="P32">enable level</text:p>
          </text:list-item>
          <text:list-item>
            <text:p text:style-name="P32">enable privilege mode</text:p>
          </text:list-item>
          <text:list-item>
            <text:p text:style-name="P32">encryption</text:p>
          </text:list-item>
        </text:list>
        <text:p text:style-name="P43">Score: 0.08</text:p>
      </text:section>
      <text:section text:style-name="Sect1" text:name="245">
        <text:p text:style-name="P5">6)</text:p>
        <text:p text:style-name="P27">This is called command completion or tab completion. After typing part of a command, you can use the Tab key to complete the command. If you type enough characters to identify a unique command, as was the case with the enable command, the remaining portion is displayed.</text:p>
        <text:p text:style-name="P7"><text:span text:style-name="Strong_20_Emphasis"><text:span text:style-name="T20">What happens if you type te&lt;Tab&gt; at the prompt?</text:span></text:span></text:p>
        <text:p text:style-name="P27">You can select more than one answer</text:p>
        <text:list xml:id="list7352679853552386149" text:style-name="L23">
          <text:list-item>
            <text:p text:style-name="P33">The characters will continue to display and prompt the user to provide additional <text:s text:c="2"/>r<text:span text:style-name="T15"> characters</text:span></text:p>
          </text:list-item>
          <text:list-item>
            <text:p text:style-name="P33">There are no commands that start with the letters "te," this is why nothing is shown</text:p>
          </text:list-item>
          <text:list-item>
            <text:p text:style-name="P33">More than one command begins with the letters "te," so "te" does not provide enough characters to make the command unique<text:tab/><text:tab/><text:tab/><text:span text:style-name="T15">r</text:span></text:p>
          </text:list-item>
        </text:list>
        <text:p text:style-name="P43">Score: 0.04</text:p>
      </text:section>
      <text:section text:style-name="Sect1" text:name="247">
        <text:p text:style-name="P5">7)</text:p>
        <text:p text:style-name="P27">Enter the enable command and press ENTER:</text:p>
        <text:p text:style-name="P41"> </text:p>
        <text:p text:style-name="P41"><draw:frame draw:style-name="fr1" draw:name="Grafik5" text:anchor-type="as-char" svg:width="21.167cm" svg:height="1.614cm" draw:z-index="4"><draw:image xlink:href="https://cdn1.dcbstatic.com/files/c/y/cyberint_academy_docebosaas_com/userfiles/13076/Network+Administration/perform_a_basic_configuration_of_cisco_switch___lab_questions_pic5.png" xlink:type="simple" xlink:show="embed" xlink:actuate="onLoad"/></draw:frame></text:p>
        <text:p text:style-name="P7"><text:soft-page-break/><text:span text:style-name="Strong_20_Emphasis"><text:span text:style-name="T20">What happens to the prompt?</text:span></text:span></text:p>
        <text:list xml:id="list2877671583041101095" text:style-name="L25">
          <text:list-item>
            <text:p text:style-name="P34">It changes from S1# to S1#</text:p>
          </text:list-item>
          <text:list-item>
            <text:p text:style-name="P34">It changes from S1&amp;gt; to S1#, which indicates privileged EXEC mode<text:tab/><text:tab/><text:span text:style-name="T15">rigth</text:span></text:p>
          </text:list-item>
          <text:list-item>
            <text:p text:style-name="P34">It changes from S1# to S1&amp;gt;</text:p>
          </text:list-item>
          <text:list-item>
            <text:p text:style-name="P34">There has been no change</text:p>
          </text:list-item>
        </text:list>
        <text:p text:style-name="P43">Score: 0.08</text:p>
      </text:section>
      <text:section text:style-name="Sect1" text:name="249">
        <text:p text:style-name="P5">8)</text:p>
        <text:p text:style-name="P27">When prompted, type the question mark (?):<text:line-break/>now you can see all the available commands on Exec mode.</text:p>
        <text:p text:style-name="P41"><draw:frame draw:style-name="fr1" draw:name="Grafik6" text:anchor-type="as-char" svg:width="21.167cm" svg:height="1.085cm" draw:z-index="5"><draw:image xlink:href="https://cdn1.dcbstatic.com/files/c/y/cyberint_academy_docebosaas_com/userfiles/13076/Network+Administration/perform_a_basic_configuration_of_cisco_switch___lab_questions_pic6.png" xlink:type="simple" xlink:show="embed" xlink:actuate="onLoad"/></draw:frame></text:p>
        <text:p text:style-name="P27">The list is long, isn't it?</text:p>
        <text:p text:style-name="P27">Enter Global Configuration mode</text:p>
        <text:p text:style-name="P27">One of the commands starting with the letter ‘C’ is configure when in Privileged EXEC mode. Type either the full command or enough of the command to make it unique along with the &lt;Tab&gt; key to issue the command and press &lt;ENTER&gt;.</text:p>
        <text:p text:style-name="P41"><draw:frame draw:style-name="fr1" draw:name="Grafik7" text:anchor-type="as-char" svg:width="21.167cm" svg:height="1.058cm" draw:z-index="6"><draw:image xlink:href="https://cdn1.dcbstatic.com/files/c/y/cyberint_academy_docebosaas_com/userfiles/13076/Network+Administration/perform_a_basic_configuration_of_cisco_switch___lab_questions_pic7.png" xlink:type="simple" xlink:show="embed" xlink:actuate="onLoad"/></draw:frame></text:p>
        <text:p text:style-name="P7"><text:span text:style-name="Strong_20_Emphasis"><text:span text:style-name="T20">What is the message displayed?</text:span></text:span></text:p>
        <text:list xml:id="list7374204930426898005" text:style-name="L26">
          <text:list-item>
            <text:p text:style-name="P35">Configuring from terminal, flash memory and network [terminal]?</text:p>
          </text:list-item>
          <text:list-item>
            <text:p text:style-name="P35">Configuring from terminal, memory, or network [terminal]?<text:tab/><text:tab/><text:tab/><text:span text:style-name="T15">rigth</text:span></text:p>
          </text:list-item>
          <text:list-item>
            <text:p text:style-name="P35">Configuring from terminal, flash memory, or network [terminal]?</text:p>
          </text:list-item>
        </text:list>
        <text:p text:style-name="P43">Score: 0.08</text:p>
      </text:section>
      <text:section text:style-name="Sect1" text:name="252">
        <text:p text:style-name="P5">9)</text:p>
        <text:p text:style-name="P27">Press the &lt;ENTER&gt; key to accept the default parameter enclosed in brackets [terminal].</text:p>
        <text:p text:style-name="P7"><text:span text:style-name="Strong_20_Emphasis"><text:span text:style-name="T20">Now what prompt appears?<text:tab/><text:tab/><text:tab/></text:span></text:span><text:span text:style-name="Strong_20_Emphasis"><text:span text:style-name="T21">rigth</text:span></text:span></text:p>
        <text:list xml:id="list6298372480374706874" text:style-name="L27">
          <text:list-item>
            <text:p text:style-name="P36">S1(config)#</text:p>
          </text:list-item>
          <text:list-item>
            <text:p text:style-name="P36">S1(config terminal)#</text:p>
          </text:list-item>
          <text:list-item>
            <text:p text:style-name="P36">S1(config)&amp;gt;</text:p>
          </text:list-item>
          <text:list-item>
            <text:p text:style-name="P36">S1(config)\</text:p>
          </text:list-item>
        </text:list>
        <text:p text:style-name="P43">Score: 0.08</text:p>
      </text:section>
      <text:section text:style-name="Sect1" text:name="254">
        <text:p text:style-name="P5">10)</text:p>
        <text:p text:style-name="P27">This is called global configuration mode. You will explore this mode further in later activities and exercises. For now, exit back to Privileged EXEC mode by typing end, exit, or Ctrl-Z.</text:p>
        <text:p text:style-name="P41"> </text:p>
        <text:p text:style-name="P41"><draw:frame draw:style-name="fr1" draw:name="Grafik8" text:anchor-type="as-char" svg:width="21.167cm" svg:height="1.005cm" draw:z-index="7"><draw:image xlink:href="https://cdn1.dcbstatic.com/files/c/y/cyberint_academy_docebosaas_com/userfiles/13076/Network+Administration/perform_a_basic_configuration_of_cisco_switch___lab_questions_pic8.png" xlink:type="simple" xlink:show="embed" xlink:actuate="onLoad"/></draw:frame></text:p>
        <text:p text:style-name="P41"><draw:frame draw:style-name="fr1" draw:name="Grafik9" text:anchor-type="as-char" svg:width="21.167cm" svg:height="1.032cm" draw:z-index="8"><draw:image xlink:href="https://cdn1.dcbstatic.com/files/c/y/cyberint_academy_docebosaas_com/userfiles/13076/Network+Administration/perform_a_basic_configuration_of_cisco_switch___lab_questions_pic9.png" xlink:type="simple" xlink:show="embed" xlink:actuate="onLoad"/></draw:frame></text:p>
        <text:p text:style-name="P27"><text:soft-page-break/>Setting the Clock - Use the clock command.</text:p>
        <text:p text:style-name="P27">Type “show clock” at the privileged EXEC prompt. You’ll use the clock command to practice Help and command syntax.</text:p>
        <text:p text:style-name="P41"><draw:frame draw:style-name="fr1" draw:name="Grafik10" text:anchor-type="as-char" svg:width="21.167cm" svg:height="1.058cm" draw:z-index="9"><draw:image xlink:href="https://cdn1.dcbstatic.com/files/c/y/cyberint_academy_docebosaas_com/userfiles/13076/Network+Administration/perform_a_basic_configuration_of_cisco_switch___lab_questions_pic10.png" xlink:type="simple" xlink:show="embed" xlink:actuate="onLoad"/></draw:frame></text:p>
        <text:p text:style-name="P7"><text:span text:style-name="Strong_20_Emphasis"><text:span text:style-name="T20">What year is displayed?</text:span></text:span></text:p>
        <text:list xml:id="list417557474167795376" text:style-name="L28">
          <text:list-item>
            <text:p text:style-name="P37">[hours: minutes:seconds] UTC Sun Apr 10 1994</text:p>
          </text:list-item>
          <text:list-item>
            <text:p text:style-name="P37">[hours:minutes:seconds] UTC Mon Mar 1 1993<text:tab/><text:tab/><text:span text:style-name="T15">rigth</text:span></text:p>
            <text:p text:style-name="P48">Comments: UTC Mon Mar 1 1993 is preceded by the hours, minutes, and seconds since the device started. The year is 1993.</text:p>
          </text:list-item>
          <text:list-item>
            <text:p text:style-name="P37">[hours: minutes:seconds] UTC Fri Oct 16 1992</text:p>
          </text:list-item>
          <text:list-item>
            <text:p text:style-name="P37">[hours: minutes:seconds] UTC Mon May 1 1995</text:p>
          </text:list-item>
        </text:list>
        <text:p text:style-name="P43">Score: 0.08</text:p>
      </text:section>
      <text:section text:style-name="Sect1" text:name="256">
        <text:p text:style-name="P5">11)</text:p>
        <text:p text:style-name="P27">Use the context-sensitive Help and the clock command to set the time on the switch to the current time. Enter the command “clock “and press ENTER.</text:p>
        <text:p text:style-name="P41"><draw:frame draw:style-name="fr1" draw:name="Grafik11" text:anchor-type="as-char" svg:width="21.167cm" svg:height="1.005cm" draw:z-index="10"><draw:image xlink:href="https://cdn1.dcbstatic.com/files/c/y/cyberint_academy_docebosaas_com/userfiles/13076/Network+Administration/perform_a_basic_configuration_of_cisco_switch___lab_questions_pic11.png" xlink:type="simple" xlink:show="embed" xlink:actuate="onLoad"/></draw:frame></text:p>
        <text:p text:style-name="P7"><text:span text:style-name="Strong_20_Emphasis"><text:span text:style-name="T20">What do you see on the display?</text:span></text:span></text:p>
        <text:list xml:id="list2278609631566771243" text:style-name="L29">
          <text:list-item>
            <text:p text:style-name="P38">% Incomplete command<text:tab/><text:tab/><text:tab/><text:span text:style-name="T15">rigth</text:span></text:p>
            <text:p text:style-name="P49">Comments: The IOS returns the % Incomplete command message to indicate that the clock command needs more information.</text:p>
          </text:list-item>
          <text:list-item>
            <text:p text:style-name="P38">update the time</text:p>
          </text:list-item>
          <text:list-item>
            <text:p text:style-name="P38">% complete command</text:p>
          </text:list-item>
          <text:list-item>
            <text:p text:style-name="P38">set the time</text:p>
          </text:list-item>
        </text:list>
        <text:p text:style-name="P43">Score: 0.08</text:p>
      </text:section>
      <text:section text:style-name="Sect1" text:name="258">
        <text:p text:style-name="P5">12)</text:p>
        <text:p text:style-name="P27">Any time you need more information, you can get help by typing a space after the command and the question mark (?).</text:p>
        <text:p text:style-name="P41"> </text:p>
        <text:p text:style-name="P41"><draw:frame draw:style-name="fr1" draw:name="Grafik12" text:anchor-type="as-char" svg:width="21.167cm" svg:height="1.058cm" draw:z-index="11"><draw:image xlink:href="https://cdn1.dcbstatic.com/files/c/y/cyberint_academy_docebosaas_com/userfiles/13076/Network+Administration/perform_a_basic_configuration_of_cisco_switch___lab_questions_pic12.png" xlink:type="simple" xlink:show="embed" xlink:actuate="onLoad"/></draw:frame></text:p>
        <text:p text:style-name="P7"><text:span text:style-name="Strong_20_Emphasis"><text:span text:style-name="T20">What information is displayed?</text:span></text:span></text:p>
        <text:list xml:id="list1792750888319088600" text:style-name="L30">
          <text:list-item>
            <text:p text:style-name="P39">set Set the time and year</text:p>
          </text:list-item>
          <text:list-item>
            <text:p text:style-name="P39">set Set the time and date<text:tab/><text:tab/><text:span text:style-name="T15"><text:tab/>rigth</text:span></text:p>
            <text:p text:style-name="P50">Comments: The IOS returns the % Incomplete command message to indicate that the clock command needs more information.</text:p>
          </text:list-item>
          <text:list-item>
            <text:p text:style-name="P39">set Set the year</text:p>
          </text:list-item>
          <text:list-item>
            <text:p text:style-name="P39">set Set the time</text:p>
          </text:list-item>
        </text:list>
        <text:p text:style-name="P43"><text:soft-page-break/>Score: 0.08</text:p>
      </text:section>
      <text:section text:style-name="Sect1" text:name="260">
        <text:p text:style-name="P5">13)</text:p>
        <text:p text:style-name="P27">Set the clock using the “clock set” command. Continue proceeding through the command one step at a time.</text:p>
        <text:p text:style-name="P41"> </text:p>
        <text:p text:style-name="P41"><draw:frame draw:style-name="fr1" draw:name="Grafik13" text:anchor-type="as-char" svg:width="21.167cm" svg:height="1.085cm" draw:z-index="12"><draw:image xlink:href="https://cdn1.dcbstatic.com/files/c/y/cyberint_academy_docebosaas_com/userfiles/13076/Network+Administration/perform_a_basic_configuration_of_cisco_switch___lab_questions_pic13.png" xlink:type="simple" xlink:show="embed" xlink:actuate="onLoad"/></draw:frame></text:p>
        <text:p text:style-name="P7"><text:span text:style-name="Strong_20_Emphasis"><text:span text:style-name="T20">What information is being requested?</text:span></text:span></text:p>
        <text:list xml:id="list203149753028490346" text:style-name="L31">
          <text:list-item>
            <text:p text:style-name="P40">ss:mm:hh Current Time</text:p>
          </text:list-item>
          <text:list-item>
            <text:p text:style-name="P40">hh:mm:ss Current Time<text:tab/><text:tab/><text:tab/><text:span text:style-name="T15">rigth</text:span></text:p>
          </text:list-item>
          <text:list-item>
            <text:p text:style-name="P40">date hh:mm:ss</text:p>
          </text:list-item>
        </text:list>
      </text:section>
      <text:p text:style-name="P6"><text:span text:style-name="Strong_20_Emphasis"><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ter" svg:font-family="Inter"/>
    <style:font-face style:name="OpenSymbol" svg:font-family="OpenSymbol"/>
    <style:font-face style:name="Söhne Mono" svg:font-family="'Söhne Mono', Monaco, 'Andale Mono', 'Ubuntu Mono',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0M15S</meta:editing-duration>
    <meta:editing-cycles>3</meta:editing-cycles>
    <meta:generator>OpenOffice/4.1.14$Win32 OpenOffice.org_project/4114m1$Build-9811</meta:generator>
    <dc:date>2023-11-10T14:38:21.31</dc:date>
    <dc:creator>kaos sevdalisi</dc:creator>
    <meta:document-statistic meta:table-count="0" meta:image-count="13" meta:object-count="0" meta:page-count="5" meta:paragraph-count="133" meta:word-count="829" meta:character-count="4521"/>
    <meta:user-defined meta:name="Info 1"/>
    <meta:user-defined meta:name="Info 2"/>
    <meta:user-defined meta:name="Info 3"/>
    <meta:user-defined meta:name="Info 4"/>
  </office:meta>
</office:document-meta>
</file>